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Abstract">
      <style:text-properties officeooo:rsid="001e55d4" officeooo:paragraph-rsid="001e55d4"/>
    </style:style>
    <style:style style:name="P2" style:family="paragraph" style:parent-style-name="Text_20_body">
      <style:text-properties officeooo:rsid="001e819b" officeooo:paragraph-rsid="001e819b"/>
    </style:style>
    <style:style style:name="P3" style:family="paragraph" style:parent-style-name="Heading_20_2">
      <style:text-properties fo:font-weight="bold" style:font-weight-asian="bold" style:font-weight-complex="bold"/>
    </style:style>
    <style:style style:name="P4" style:family="paragraph" style:parent-style-name="Heading_20_1">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acharztmangel im Öffentlichen Gesundheitsdienst</text:p>
      <text:p text:style-name="Subtitle"/>
      <text:p text:style-name="Authors"/>
      <text:p text:style-name="P1"/>
      <text:p text:style-name="Text_20_body"/>
      <text:h text:style-name="Heading_20_1" text:outline-level="1"><text:bookmark text:name="H3807128"/>Einführung</text:h>
      <text:p text:style-name="Text_20_body">Im Gesundheitswesen in Deutschland spielen die Einrichtung des öffentlichen Gesundheitsdienstes (ÖGD) die zentrale Rolle für Prävention von Krankheiten, Gesundheitsförderung und den Schutz der Gesundheit von Bevölkerungen vor Krankheiten. Neben traditionellen hoheitlichen Überwachungsaufgaben übernimmt der ÖGD Informations-, Aufklärungs- und Beratungsfunktionen für die Bevölkerung, sowie für Politik und öffentliche Verwaltung. Seit den 1990er Jahren sind Aufgaben in den Bereichen Umweltmedizin, Netzwerkbildung, Koordination, Management sowie Gesundheitsförderung und Gesundheitsberichterstattung (GBE) hinzugekommen. </text:p>
      <text:p text:style-name="Text_20_body">Zu den Einrichtungen den ÖGD gehören insbesondere die Gesundheitsämter auf kommunaler Ebene, sowie auf Ebene der Bundesländer die Landesgesundheitsämter. Ein Bundesgesundheitsamt existierte bis 1994 und wurde von dem damaligen Gesundheitsminister Seehofer aufgelöst. Zentrale Aufgaben des ehemaligen Bundesgesundheitsamtes in den Bereichen Gesundheit von Menschen, Tieren und Umwelt wurden in andere Institutionen verlagert. Auf Bundesebene ist für die Aufgaben die Gesundheit der Bevölkerung (Public Health) zu schützen und Krankheiten vorzubeugen heute maßgeblich das Robert Koch-Institut verantwortlich.</text:p>
      <text:h text:style-name="P3" text:outline-level="2"><text:bookmark text:name="H1144463"/>Was macht der ÖGD</text:h>
      <text:p text:style-name="Text_20_body">Verantwortung und Aufgaben des ÖGD sind durch Gesetze und Verordnung beschrieben und rechtlich verankert. Beispielsweise regelt das Infektionsschutzgesetzt bundesweit den Umgang mit Infektionskrankheiten, auf Landesebene sind die sogenannten Gesundheitsdienstgesetze oder Psychiatriekrankengesetzte entscheidend für Struktur des und Aufgaben im ÖGD<text:a xlink:type="simple" xlink:href="#_msocom_2" text:style-name="Internet_20_link" text:visited-style-name="Visited_20_Internet_20_Link">[PT2]</text:a> . Vormals staatliche Gesundheitsämter sind heute zumeist in die Kommunalbehörden (Kreise und kreisfreie Städte) eingegliedert. Dies wurde nach dem 2ten Weltkrieg in den einzelnen Bundesländern<text:a xlink:type="simple" xlink:href="#_msocom_3" text:style-name="Internet_20_link" text:visited-style-name="Visited_20_Internet_20_Link">[PT3]</text:a> in unterschiedlicher Weise und zu unterschiedlichen Zeiten umgesetzt.</text:p>
      <text:p text:style-name="Text_20_body">Zur Bewältigung der vielfältigen Aufgaben im ÖGD benötigt es Mitarbeitenden mit unterschiedlichen Kompetenzen. Nach Schätzungen des Berufsverbandes der Ärztinnen und Ärzte des öffentlichen Gesundheitsdienstes sind im ÖGD Tätige zu rund einem Drittel Ärztinnen und Ärzte, einem Drittel Sozialarbeiter/innen und ein weiteres Drittel sind Mitarbeitern aus den Bereichen Öffentliche Verwaltung, Pflege, Psychologie, therapeutische und anderen Berufsgruppen.</text:p>
      <text:h text:style-name="P3" text:outline-level="2"><text:bookmark text:name="H9639234"/><text:soft-page-break/>Ärzte/innen in den Einrichtungen auf kommunaler Ebene</text:h>
      <text:p text:style-name="Text_20_body">Das Selbstverständnis der Fachärztinnen und -ärzte im ÖGD ist durch Professionalität und praktische Arbeit gekennzeichnet, viele Tätigkeiten sind sozialkompensatorisch ausgerichtet (37,8 Prozent). Dabei geht es um medizinische und soziale Aufgaben im Sinne der Bevölkerungsgesundheit, wenn diese nicht (mehr) ausreichend durch das ambulante, teilstationäre oder stationäre Krankenversorgungssystem wahrgenommen werden.</text:p>
      <text:p text:style-name="Text_20_body">Da im Rahmen der Aufgaben des ÖGD die im Grundgesetz garantierten elementare Grundrechte, z.B. Freizügigkeit oder Unverletzlichkeit der Wohnung, von Menschen aufgrund von Krankheiten eingeschränkt werden können (Aufsichts- und Kontrollfunktionen) sind diese Aufgaben an Fachärztinnen und -ärzte delegiert. Damit diese ihre Aufgaben qualifiziert ausführen zu können arbeiten in den Gesundheitsämtern Fachärztinnen und -arzte unterschiedlichen Facharztrichtungen wie beispielsweise Fachärzte/-innenfür Mikrobiologie, Virologie und Infektionsepidemiologie; Psychiatrie und Psychotherapie oder Kinder- und Jugendmedizin. In den vielen Gesundheitsdienstgesetzen ist festgelegt, das die Leitung der kommunalen ÖGD Einrichtungen von Fachärzten/-innen für Öffentliches Gesundheitswesen ausgeführt werden müssen. Im Rahmen dieser Facharztweiterbildung stellt eine theoretische Kursweiterbildung an den Akademien für Öffentliches Gesundheitswesen sicher, das die Fachärzte/-ärztinnen umfassend für ärztliche, bevölkerungsmedizinische und staatliche hoheitliche Aufgaben qualifiziert sind.</text:p>
      <text:h text:style-name="P3" text:outline-level="2"><text:bookmark text:name="H5825691"/>Heute</text:h>
      <text:p text:style-name="Text_20_body">Auf die Ausführungen der gesetzlichen Aufgaben macht sich bundesweit eine sich zunehmend verschärfender Ärztemangel bemerkbar, der sich insbesondere zunehmend auf das Funktionieren des ÖGD auswirkt. Der BVÖGD schätzt das in den letzten 20 Jahren 30 Prozent aller Arztstellen im öffentlichen Gesundheitsdienst gestrichen wurde und führt dieses vor allem auf im Vergleich zu ärztlicher Tätigkeit in Kliniken oder dem Medizinischen Dienst der Krankenkassen schlechteren ärztliche Bezahlung im ÖGD zurück.</text:p>
      <text:h text:style-name="P3" text:outline-level="2"><text:bookmark text:name="H221487"/>Amtsärztin/arzt versus Facharzt für Öffentliches Gesundheitswesen</text:h>
      <text:p text:style-name="Text_20_body">Historisch sind die Rolle und Aufgaben des heutigen Facharztes für Öffentliches Gesundheitswesen in denen des Stadtphysicus verortet. Er nahm in früheren Jahrhunderten vor allem die Aufgaben des Gesundheitsschutzes für eine Bevölkerung wahr.</text:p>
      <text:p text:style-name="Text_20_body">Traditionell wurde aus dieser Rolle die der/des Amtsärztin/arztes der in einer amtlichen Stelle der Gesundheitsverwaltung die in Rechtsnormen festgelegten Aufgaben des Gesundheitsschutzes, der Gesundheitsfürsorge und Gesundheitsvorsorge übernimmt. Bis XX war neben der Approbation als Ärztin/Arzt die Voraussetzung um Amtsärztin/arzt werden zu können der erfolgreiche Abschluss der theoretischen Kursweiterbildung an einer Akademie für Öffentliches Gesundheitswesen.</text:p>
      <text:p text:style-name="Text_20_body">Seit XX wurden die Weiterbildung zur/zum Amtsärztin/Amtsarzt durch die Weiterbildung zum Facharzt für Öffentliches Gesundheitswesen in der Hoheit der Ärztekammern abgelöst.</text:p>
      <text:p text:style-name="Text_20_body">AB 199X Einführung Facharzt, vorher „nur“ Amtsarzt. Übergangsregelung??</text:p>
      <text:p text:style-name="Text_20_body"><text:soft-page-break/>Bis heute finden sich in den sogenannten Gesundheitsdienstgesetzen der Länder die Bezeichnung Amtsärztin/Amtsarzt wieder, vor allem um Aufgaben und Verantwortlichkeiten in einer kommunalen Gesundheitsbehörde zu verorten. Im Alltag wird der Begriff unterschiedlich gebraucht, beispielsweise für alle Ärztinnen und Ärzte die in einem Gesundheitsamt tätig sind oder für die Leitungen eines Gesundheitsamtes.</text:p>
      <text:h text:style-name="Heading_20_1" text:outline-level="1"><text:bookmark text:name="H4298535"/>Methode</text:h>
      <text:p text:style-name="Text_20_body">Die Daten aller bei Ärztekammern in Deutschland registrierten Ärztinnen und Ärzte werden auf der Internetseite der Gesundheitsberichterstattung des Bundes, gemeinsam von Robert Koch-Institut und Statistischen Bundesamts zusammen getragen (<text:a xlink:type="simple" xlink:href="http://www.gbe-bund.de)" text:style-name="Internet_20_link" text:visited-style-name="Visited_20_Internet_20_Link">http://www.gbe-bund.de)</text:a> um über die gesundheitliche Lage und die gesundheitliche Versorgung der Bevölkerung in Deutschland zu berichten.</text:p>
      <text:p text:style-name="Text_20_body">Wir haben am 1. März 2019 verschiedene Datensätze auf der Unterseite der Ärztestatistik über „Ärzte, Ärztliche Praxen und Ärztliche Leistungen“ (<text:a xlink:type="simple" xlink:href="http://www.gbe-bund.de/oowa921-install/servlet/oowa/aw92/dboowasys921.xwdevkit/xwd_init?gbe.isgbetol/xs_start_neu/&amp;p_aid=i&amp;p_aid=17212970&amp;nummer=656&amp;p_sprache=D&amp;p_indsp=-&amp;p_aid=65267499)" text:style-name="Internet_20_link" text:visited-style-name="Visited_20_Internet_20_Link">http://www.gbe-bund.de/oowa921-install/servlet/oowa/aw92/dboowasys921.xwdevkit/xwd_init?gbe.isgbetol/xs_start_neu/&amp;p_aid=i&amp;p_aid=17212970&amp;nummer=656&amp;p_sprache=D&amp;p_indsp=-&amp;p_aid=65267499)</text:a> strukturiert zusammengestellt. Dabei wurden für die Daten der bei den Ärztekammern registrierten Ärztinnen und Ärzte mit ärztlicher Tätigkeit der Jahre 1998 bis 2017 nach Region, Gebiets und Facharztbezeichnung, Tätigkeitsbereich und Altern stratifiziert.</text:p>
      <text:p text:style-name="Text_20_body">Im Folgenden wurden die einzelnen Datensätze separat als .csv-Dateien heruntergeladen.</text:p>
      <text:p text:style-name="Text_20_body">Es wurden alle registrierten Ärztinnen und Ärzte nach absoluter Anzahl von Ärztinnen und Ärzten, insbesondere wurden Ärzte nach Facharztbezeichnungen insgesamt und nach Gebiets-und Facharztbezeichnung „Facharzt für Öffentliches Gesundheitswesen“ in Microsoft Excel R-Analysis analysiert und weiterbearbeitet.</text:p>
      <text:p text:style-name="Text_20_body"/>
      <text:h text:style-name="Heading_20_1" text:outline-level="1"><text:bookmark text:name="H8291640"/>Ergebnisse</text:h>
      <text:h text:style-name="Heading_20_2" text:outline-level="2"><text:bookmark text:name="H6790357"/>Situation in Deutschland insgesamt</text:h>
      <text:p text:style-name="Text_20_body">Insgesamt sind in Deutschland 1998 357.727 und 2017 506,014 Ärztinnen und Ärzte bei alle Ärztekammer registriert, davon arbeiten 1998 992 als Facharzt für Öffentliches Gesundheitswesen in Behörden, Körperschaften u.a, 2017 sind es 623 (siehe Tabelle 1XXX). Das entspricht über den Zeitraum von 20 Jahren einem positiven Wachstum der Anzahl von Ärztinnen und Ärzten in Deutschland insgesamt von über 41,5%, und gleichzeitigen einer Abnahme von in Behörden, Körperschaften u.a. tätigen Fachärzten von über 32,4%. Die Anzahl der in Behörden, Körperschaften u.a. tätigen Ärztinnen und Ärzte hat dabei nur um 6,3% abgenommen (siehe Abbildung 1XX)</text:p>
      <text:h text:style-name="Heading_20_2" text:outline-level="2"><text:bookmark text:name="H3974649"/><text:soft-page-break/>Situation in den Bundesländern</text:h>
      <text:p text:style-name="Text_20_body">Bis auf Bayern (1998: 88, 2017: 108)hat sich die Anzahl der in Behörden, Körperschaften u.a. tätigen Fachärzte für Öffentliches Gesundheitswesen in allen Bundesländern abgenommen, bzw. ist nahezu gleich geblieben (Brandenburg 1998: 30, 2017: 29; Bremen 1998: 8, 2017: 9). Dabei ist die anteilige Abnahme in den Bundesländern größer in denen 1998 absolut mehr Fachärzte für Öffentliches Gesundheitswesen bei den Ärztekammern registriert waren (Nordrhein-Westfalen</text:p>
      <text:p text:style-name="Text_20_body"/>
      <text:h text:style-name="Heading_20_2" text:outline-level="2"><text:bookmark text:name="H2648716"/>Situation der spezifischen Fach-/Gebietsärzte</text:h>
      <text:p text:style-name="Text_20_body">Die Entwicklungen der Anzahl an Ärztinnen und Ärzten mit spezifischen Gebiets- bzw. Facharztbezeichnungen hat sich seit 1998 unterschiedlich entwickelt. Dabei ist der Range des Wachstums zwischen 1998 und 2017 zwischen beispielsweise -72,3% (Hygiene- und Umweltmedizin), -34,2% (Arbeitsmedizin), -24,0% (Mikrobiologie, Virologie und Infektionsepidemiologie) und 44,6% (Kinder- und Jugendpsychiatrie und –psychotherapie, 56,2% (Frauenheilkunde und Geburtshilfe), 35,3% Haut-und Geschlechtskrankheiten- sowie 67,7% (Anästhesiologie) nicht in gezeigt. Die Anzahl der Ärztinnen und Ärzte mit abgeschlossener Weiterbildung zum Facharzt für Öffentliches Gesundheitswesen für Deutschland insgesamt haben sich gegenüber 1998 entwickelt 2002: 4,3%, 2007: -2,5%, 2012:-17,5% und 2017:-27,9% (s. Abbildung 3.XX)</text:p>
      <text:h text:style-name="Heading_20_2" text:outline-level="2"><text:bookmark text:name="H3177101"/>Altersentwicklung</text:h>
      <text:p text:style-name="Text_20_body">Die anteilige Altersverteilung bei allen registrierten Ärztinnen und Ärzten in Deutschland ist in den letzten 20 Jahren, bei einer stetig leichten anwachsenden anteiligen Zunahme der über 50-jährigen, relative stabil geblieben.</text:p>
      <text:p text:style-name="Text_20_body">Die Altersverteilung der in Behörden, Körperschaften u.a. tätigen Fachärzte für Öffentliches Gesundheitswesen Ende der 1990er Jahre entsprach in etwa der Altersverteilung aller Ärztinnen und Ärzte in Deutschland. Einzig betrug allerdings war der Anteil der unter 40-jährigen bei allen Ärztinnen und Ärzten in Deutschland ca. 20% und bei den in Behörden, Körperschaften u.a. tätigen Fachärzte für Öffentliches Gesundheitswesen ca. 5%. Der Anteil der unter 40-jährigen bei allen Ärztinnen und Ärzten in Deutschland und bei den in Behörden, Körperschaften u.a. tätigen Fachärzte für Öffentliches Gesundheitswesen in den letzten 20 Jahren ist in etwa konstant geblieben.</text:p>
      <text:p text:style-name="Text_20_body">Die Verteilung der Altersgruppen unter den Fachärzten für Öffentliches Gesundheitswesen hat sich in der gleichen Zeit kontinuierlich von einer knapp unter der Hälfte der unter fünfzigjähren massiv verschoben. In 2017 sind knapp über 10% der in Behörden, Körperschaften u.a. tätigen Fachärzte für Öffentliches Gesundheitswesen unter 50 Jahre, umgekehrt heißt das, dass fast 90% alle in Behörden, Körperschaften u.a. tätigen Fachärzte für Öffentliches Gesundheitswesen derzeit über 50 Jahre alt sind und nahezu kein Zuwachs in den jüngeren Altersgruppen stattfindet.</text:p>
      <text:h text:style-name="Heading_20_1" text:outline-level="1"><text:bookmark text:name="H4267098"/><text:soft-page-break/>Diskussion</text:h>
      <text:h text:style-name="Heading_20_2" text:outline-level="2"><text:bookmark text:name="H7539893"/>Situation in Deutschland insgesamt</text:h>
      <text:p text:style-name="Text_20_body">Vor dem Hintergrund das die Bevölkerung in Deutschland zunehmend älter und die medizinische Versorgung zunehmend komplizierter und komplexer wird ist es erfreulich, dass die Anzahl der Ärzte und Ärztinnen in Deutschland insgesamt stark zugenommen hat. Allerdings muss festgestellt werden, das die absolute Zunahme an Ärztinnen und Ärzten nur ein Proxy ist und nicht abbildet ob tatsächlich mehr Ärztinnen und Ärzte rechnerisch mehr zeitlich fachärztlich, bzw. im direkten Kontakt für die Gesundheit der Patienten/-innen, tätig sind.</text:p>
      <text:p text:style-name="Text_20_body">Die absolute Abnahme an Fachärztinnen und Fachärzten für Öffentliches Gesundheitswesen in Behörden, Körperschaften u.a. um insgesamt über ein Drittel in den letzten 20 Jahren in Deutschland ist allerdings Besorgnis erregend. Insbesondere da maßgeblich Aufgaben im Rahmen der Bevölkerungsmedizin gesetzlich an Fachärzte/innen für Öffentliches Gesundheitswesen in Behörden, insbesondere den Gesundheitsämtern, delegiert sind.</text:p>
      <text:p text:style-name="Text_20_body">Die im Verhältnis gleichzeitig geringer abnehmende Anzahl an Ärztinnen und Ärzten in Behörden, Körperschaften u.a. insgesamt interpretieren wir dabei nicht als Kompensation für die wegfallenden Fachärzte für Öffentliche Gesundheitswesen, sondern als Proxy für eine Zunahme von fachärztlichen Aufgaben im ÖGD, z.B. in den Bereichen Sexuelle Gesundheit, Kinder-und Jugend Gesundheit, (kinder-)psychiatrische Gesundheit oder Sozialpsychiatrischen Dienste.</text:p>
      <text:p text:style-name="Text_20_body">Gleichzeitig ist die Anzahl an Ärztinnen und Ärzten mit Facharzt- bzw. Gebietsbezeichnung für Hygiene- und Umweltmedizin massiv zurückgegangen, was sich nicht in einer Reduktion der klassischen Aufgaben des Gesundheitsschutzes zeigt. In der Tat ist mit weltweit zunehmenden antimikrobiellen Resistenzen, häufiger auftretenden transnationalen Infektionen sowie neuen, und der Zunahme von alten, Infektionskrankheiten im Bereich Gesundheitsschutz und Umweltmedizin zukünftig mit weiteren Aufgaben zu rechnen.</text:p>
      <text:h text:style-name="Heading_20_2" text:outline-level="2"><text:bookmark text:name="H586229"/>Situation in den Bundesländern</text:h>
      <text:p text:style-name="Text_20_body">Die dramatische Abnahme an Fachärzten für Öffentliches Gesundheitswesen in Behörden, Körperschaften u.a. in den Bevölkerungsreichen Flächenländern Nordrhein-Westfalen, Baden-Württemberg und Niedersachsen lässt die Frage aufkommen wie insbesondere hier derzeitig und zukünftig die Aufgaben des ÖGD bewältigt werden. Beispielsweise hat sich die Anzahl Fachärzte für Öffentliches Gesundheitswesen in Nordrhein-Westfalen in den vergangenen 20 Jahren, von 1998:164 auf 2017:77 mehr als halbiert. Das heißt, dass in den 53 Kreisen in Nordrhein-Westfalen, davon sind 22 kreisfreie Städte und der 31 Landkreise, bei einer durchschnittlichen Anzahl von nur noch 1,45 Fachärzten für Öffentliches Gesundheitswesen pro Landkreis rein rechnerisch nicht mehr ausreichend Fachärzte für Öffentliches Gesundheitswesen in NRW vorgehalten werden um in den meisten Landkreisen eine fachärztliche Vertretung der Amtsleitung sicherzustellen wie es gesetzlich vorgeschrieben ist (§22 Fachkräfte und medizinische Leitung, Gesetz über den öffentlichen Gesundheitsdienst des Landes Nordrhein-Westfalen (ÖGDG NRW) vom 25.11.1997).</text:p>
      <text:p text:style-name="Text_20_body">Andererseits ist die Zunahme von Fachärzte für Öffentliches Gesundheitswesen in den Behörden, Körperschaften u.a. in Bayern (&gt;40%) letzten zwanzig Jahren beeindruckend. Dieses hängt <text:soft-page-break/>allerdings wahrscheinlich mit der Schaffug von nahezu 100 zusätzlichen Stellen im bayrischen ÖGD im Rahmen der starken Migration von Asylsuchenden ab 2014 zusammen. Es könnte allerdings auch damit zusammenhängen, das, während der Öffentliche Gesundheitsdienst in den anderen Bundesländern maßgeblich kommunalisiert ist, die Gesundheitsämter in Bayern vor allem staatlich organisiert sind. Damit verbunden ist eine strukturierte Weiterbildung zum Facharzt für Öffentliches Gesundheitswesen mit dem Prospekt einer Beamtenlaufbahn in Anstellung bei der Verantwortliche Staatsregierung. Es liegt nahe, dass diese zentral organsierte Karriereentwicklung, mit einer im Vergleich zu den anderen Bundesländern signifikant besseren Bezahlung, als maßgeblicher Unterschied zu den anderen Bundesländern ein weiterer Faktor für das positive Wachstum an Fachärzten in Bayern sein könnte.</text:p>
      <text:h text:style-name="Heading_20_2" text:outline-level="2"><text:bookmark text:name="H9528746"/>Situation Fachärzte</text:h>
      <text:p text:style-name="Text_20_body">Die beobachtete starke absolute Zunahme von Fachärzten für Anästhesiologie in Behörden, Körperschaften u.a. interpretieren wir nicht durch einen Zuwachs von Aufgaben die diese spezifische fachärztliche Expertise im ÖGD voraussetzten, sondern mit einer Karriereänderung, vornehmlich von Ärztinnen, die den Aufgaben im klinischen Schichtdienst die der strukturierten ärztlichen Tätigkeit in Behörden und Körperschaften vorziehen.</text:p>
      <text:p text:style-name="Text_20_body">Fachärztlicher Sachverstand ist für die vielfältigen Aufgaben im ÖGD unverzichtbar, insbesondere wenn es um Sicherstellung der Bevölkerungsgesundheit geht, aber auch wenn die allgemeine Bevölkerung, Experten oder politische Entscheidungsträger fachlich beraten werden wollen.</text:p>
      <text:p text:style-name="Text_20_body">Die Aufgaben der Einrichtungen des ÖGD wurden in den letzten Jahren um vielfältige Arbeitsbereiche erweitert, was ich gleichbleiben Anzahl an Fachärzten/ärztinnen darstellt, bei relativer, und z.T. absoluter, Zunahme in den Bereichen Anästhesie, Gynäkologie, Chirurgie etc..</text:p>
      <text:p text:style-name="Text_20_body">Gleichzeitig aber hat sich die qualifizierte fachärztliche Expertise für die Steuerung im ÖGD reduziert. Der ÖGD in nahezu allen Bundesländern, mit Ausnahme von Bayern, hat massiv an Fachärzten/ärztinnen für Öffentliches Gesundheitswesen verloren. Das ist insofern Besorgniserregend, da damit verantwortliche Steuerungsaufgaben in den Gesundheitsämtern und anderen Einrichtungen des ÖGD zukünftig weniger (gesetztlich vorgeschriebene) Fachärztliche Expertise zur verfügung steht.</text:p>
      <text:p text:style-name="Text_20_body"/>
      <text:p text:style-name="Text_20_body">Die Alama Ata Deklaration zu „Gesundheit für Alle“ (REF) und die Ottawa Charter betonen das Konzept von Wohlbefinden und weniger die alleinige Abwesenheit als die Basis von Öffentlicher Gesundheit. Um diese effektiv verbessern zu können ist Öffentliche Gesundheit immer an auf Bevölkerungen ausgerichtet, spiegelt die kollektive Verantwortung für Gesundheit, ihren Schutz und Krankheitsvorsorge, während gleichzeitig die staatliche Verantwortung, verbunden mit den Bemühungen die sogenannten Determinanten für Gesundheit, anerkannt wird. Öffentliche Gesundheit</text:p>
      <text:h text:style-name="P3" text:outline-level="2"><text:bookmark text:name="H2257900"/>Kollaps der öffentlichen Gesundheitsfürsorge</text:h>
      <text:p text:style-name="Text_20_body">Seit über zwanzig Jahren wird von verschiedenen Seite immer wieder betont das es einen zunehmenden Nachwuchsmangel an Fachärzten für Öffentliches Gesundheitswesen in Behörden, <text:soft-page-break/>Körperschaften des Öffentlichen Rechtes u.a. öffentlichen Einrichtungen gibt. Insbesondere unzureichenden Finanzielle Anreize, schlechte Integration des Themas Öffentliche Gesundheit in die akademische Ausbildung von Medizinstudierenden sowie fehlende attraktive Karrierewege für Ärzte/innen für Öffentliches Gesundheitswesen werden als Gründe für den Nachwuchsmangel angeführt.</text:p>
      <text:p text:style-name="Text_20_body">Diese Situation hat sich in den letzten Jahre zunehmend Verschärft, so das bereits erste kommunale Gesundheitsbehörden ohne gesetzlich Vorgeschriebene ärztliche Leitungen bestehen, bzw. gänzlich ohne eigene Fachärzte/innen oder selbst ärztliche Mitarbeitenden erwartet werden zu funktionieren.</text:p>
      <text:p text:style-name="Text_20_body">Offensichtlich sind die derzeitigen politischen Strukturen nicht dazu geeignet bestehende eigene gesetzliche Regelungen zu erfüllen und damit die staatlichen vor- und fürsorglichen Aufgaben sicherzustellen. Diese Situation kommt einem staatsversagen nahe und bedenklich für eine globale Wirtschaftsmacht wie Deutschland, die sich darüber hinaus anmaßt im Kontext von Globaler Öffentlicher Gesundheit eigene Gesundheitskonzepte ins Länder mit niedrigem- und mittlerem Einkommen zu exportieren. (REF GLOBAL HEALTH STRATEGIE)</text:p>
      <text:p text:style-name="Text_20_body">Perspektivisch hat diese zunehmend disaströse Situation, gerade auch die sozial-kompensatorische staatliche vor-und fürsorge für sozio-ökonomische Benachteiligte Menschen in Deutschland, das Potential bereits benachteiligte Bevölkerungsgruppen immer weiter von gesellschaftlicher Teilhabe zu entkoppelt und damit den bestehenden demokratischen Sozialstaat ins Wanken zu bringen.</text:p>
      <text:h text:style-name="P4" text:outline-level="1"><text:bookmark text:name="H7767100"/>Limitationen</text:h>
      <text:p text:style-name="Text_20_body">Die analysierten Daten beruhen auf der Anzahl der beiden regionalen Ärztekammern registrierten Ärzten/innen mit Gebiets- und Facharztbezeichnungen. Dieses entspricht der Anzahl einzelner Personen. Die zeitlich geregelte Arbeitszeit, in der Regel ohne Dienstbereitschaften, in Behörden und Körperschaften des öffentlichen Rechtes ist insbesondere für Ärzte/innen attraktiv die eine andere sogenannte „work-life balance“ wünschen als dieses in den Einrichtungen der stationären Versorgung möglichst ist. Zusätzlich sind hier Teilzeitarbeitsmodell einfacher umsetzbar. Die oben dargestellten Entwicklungen beruhen alle auf der Anzahl von Personen, da in Behörden, Körperschaften des öffentlichen Rechtes u.a. wahrscheinlich viele Stellen in Teilzeit, bzw nur teilweise besetzt sind ist die faktische Ausstattung dieser Institutionen möglicherweise noch geringer.</text:p>
      <text:p text:style-name="Text_20_body">Facharzt ÖGW erst ab 1991. Vorher Amtsarzt</text:p>
      <text:h text:style-name="Heading_20_1" text:outline-level="1"><text:bookmark text:name="H9845286"/>Schlussfolgerung</text:h>
      <text:p text:style-name="Text_20_body">Nachwuchs gebe es durch den allgemeinen Ärztemangel und die gravierend schlechtere Bezahlung im Öffentlichen Gesundheitsdienst kaum. Der ÖGD blute buchstäblich aus.</text:p>
      <text:h text:style-name="P3" text:outline-level="2"><text:bookmark text:name="H4051820"/>Versorgungsprobleme drohen</text:h>
      <text:p text:style-name="Text_20_body">Es gehe auch um Wertschätzung, die Vergleichbarkeit der Anerkennung der beruflichen Fähigkeiten und nicht zuletzt um die medizinische Versorgung der Bevölkerung.</text:p>
      <text:p text:style-name="Text_20_body">Es ist höchste Zeit, die Bedeutung des ÖGD als dritte Säule im Gesundheitswesen hervorzuheben</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tract" style:family="paragraph" style:parent-style-name="Text_20_body">
      <style:paragraph-properties fo:margin-left="1.27cm" fo:margin-right="0cm" fo:text-indent="0cm" style:auto-text-indent="false"/>
      <style:text-properties fo:font-size="10pt" style:font-size-asian="10.5pt"/>
    </style:style>
    <style:style style:name="Authors" style:family="paragraph" style:parent-style-name="Text_20_body" style:auto-update="true">
      <style:paragraph-properties fo:text-align="center" style:justify-single-word="false"/>
      <style:text-properties fo:font-size="10.5pt" fo:font-style="italic" style:font-size-asian="10.5pt"/>
    </style:style>
    <style:style style:name="Bibliography" style:family="paragraph" style:parent-style-name="Text_20_body" style:auto-update="true">
      <style:text-properties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bekannt</meta:initial-creator>
    <meta:creation-date>2019-07-11T10:33:37</meta:creation-date>
    <dc:date>2019-07-11T10:33:37.000000000</dc:date>
    <dc:creator>Unbekannt</dc:creator>
    <meta:editing-duration>PT6M34S</meta:editing-duration>
    <meta:editing-cycles>3</meta:editing-cycles>
    <meta:generator>LibreOffice/6.0.7.3$Linux_X86_64 LibreOffice_project/00m0$Build-3</meta:generator>
    <dc:title>Facharztmangel im Öffentlichen Gesundheitsdienst</dc:title>
    <dc:language>de-DE</dc:language>
    <meta:document-statistic meta:table-count="0" meta:image-count="0" meta:object-count="0" meta:page-count="8" meta:paragraph-count="62" meta:word-count="2449" meta:character-count="20055" meta:non-whitespace-character-count="17667"/>
  </office:meta>
</office:document-meta>
</file>